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9.10166666666667cm" style:use-optimal-column-width="true"/>
    </style:style>
    <style:style style:name="co8" style:family="table-column">
      <style:table-column-properties fo:break-before="auto" style:column-width="13.573125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18" table:number-columns-repeated="16359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 අර්ථ දැක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ජාතික සංවර්දනයට තොරතුරු තාක්ෂනය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සමාජය තුල තොරතුරු හා සන්නිවේදන තාක්ෂනය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ඉ - රාජ්‍යයේ යෙදවුම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කෘෂිකර්මාන්තයේදී තොරතුරු හා සන්නිවේදන තාක්ෂනය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කර්මාන්ත ක්ෂේත්‍රයේදී තොරතුරු හා සන්නිවේදන තාක්ෂනය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ව්‍යාපාරික ක්ෂේත්‍රයේදී තොරතුරු හා සන්නිවේදන තාක්ෂනය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ප්‍රවාහන ක්ෂේත්‍රයේදී තොරතුරු හා සන්නිවේදන තාක්ෂනය භාව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</text:p>
          </table:table-cell>
          <table:table-cell office:value-type="string" table:style-name="ce1">
            <text:p>තොරතුරු හා සන්නිවේදන තාක්ෂණයේ අනිසි ප්‍රතිපල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ැදින්වීම<text:s text:c="4"/>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ක් යනු කුමක්ද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 වර්ගිකර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තාක්ෂණයට අනුව වර්ග 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 පද්ධතියේ ක්‍රියාවලිය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ආදාන උපාංග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ක කෙවෙනි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පරිගණකය හඳුනා ගනිමු<text:s text:c="2"/></text:p>
          </table:table-cell>
          <table:table-cell office:value-type="string" table:style-name="ce1">
            <text:p>දත්ත සන්නිවේදනය යනු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අවස්ථා දෙකක් භාවිතයෙන් දත්ත නිරූපණය කිරීම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බිටුව හෙවත් binary Digital-bit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සංඛ්‍යා පද්ධති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සංඛ්‍යා පද්ධති ආකාර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දශමක සංඛ්‍යා පද්ධති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අෂ්ටක සංඛ්‍යා පද්ධති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ක දත්ත නිරුපනය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දශමය සංඛ්‍යා, ද්විමය සංඛ්‍යා බවට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සංඛ්‍යා පද්ධති අතර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<text:s/>ද්විමය සංඛ්‍යා, දශමය සංඛ්‍යා බවට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අෂ්ටමය සංඛ්‍යා, ද්විමය සංඛ්‍යා බවට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<text:s/>ෂඩ්දශමය සංඛ්‍යා, ද්විමය සංඛ්‍යා බවට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<text:s/>අෂ්ටමය සංඛ්‍යා, ෂඩ් දශමය සංඛ්‍යා බවට පරිවර්තන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මිනුම් ඒකක සහ ආචයන උපක්‍රම වල ධාරිතාව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වල දත්ත <text:s/>නියෝජනය සදහා භාවිතා කරන කේත ක්‍රම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තොරතුරු හුවමාරුව හදහ වන ඇමරිකානු සම්මත කේත ක්‍රමය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පද්ධතියේ දත්ත නිරූපණයට භාවිත කරන ක්‍රම<text:s text:c="2"/></text:p>
          </table:table-cell>
          <table:table-cell office:value-type="string" table:style-name="ce1">
            <text:p>පරිගණක වල දත්ත නියෝජනය සදහා භාවිතාවන කේත ක්‍රම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හ බූලීය වීජී තර්කය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AND තාර්කික ද්වාරය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OR තාර්කික ද්වාරය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යනු කුමක්ද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සංයුකත තාර්කික ද්වාර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සමඟ බූලීය වීජ තර්කය<text:s text:c="2"/></text:p>
          </table:table-cell>
          <table:table-cell office:value-type="string" table:style-name="ce1">
            <text:p>තාර්කික ද්වාර භාවිතයෙන් සංඛ්‍යාංක පරිපථ නිර්මාණය හා ඒවායේ ප්‍රතිදාන ලියදක්විම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යක සේවා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ආරක්ෂණ කළමනාකරණ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පංගු බෙදීම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මෙහෙයුම් පද්ධති<text:s text:c="5"/></text:p>
          </table:table-cell>
          <table:table-cell office:value-type="string" table:style-name="ce1">
            <text:p>ගොනු පද්ධතිය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4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ුම් මෘදුකාංග භාවිතා කර එදිනෙද ගැටළු විසද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ුම් සංකල්පය හා එහි ලක්ෂණ ගවේෂණය කරයි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ුම් <text:s/>මෘදුකාංගයක මුලික ලක්ෂණ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ුම් මෘදුකාංගයන්හි පාඨ හැඩසව් යෙදීම<text:s text:c="3"/>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ඡේදයක් ලබාගැනීම සදහා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ලේඛනයට විචිත්‍ර බව එකතු කිරීම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59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ගු නිර්මාණ සැකසුම් හා වගු සංස්කරණය භාවිතා කරයි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6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සෝදු පත් බැලීම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6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පිටු සැකසුම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2-6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වදන් සැකසීම<text:s text:c="3"/></text:p>
          </table:table-cell>
          <table:table-cell office:value-type="string" table:style-name="ce1">
            <text:p>සංඛ්‍යාවක MSD සහ LSD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ක මූලික ලක්ෂණ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විධ විද්‍යුත් පැතුරුම්පත් මෘදුකාංග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පැතුරුම්පතක මුලික ලක්ෂණ හා කාර්යන් පිළිබද ගවේෂණය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අතුරු මුහුණත හා එහි සංරචක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යතුරු සංයෝජනය හා එහි ප්‍රතිපල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පැතුරුම් පතකට දත්ත ඇතුලත් කිරීම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මුලික ගණිත කර්ම භාවිතය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ගණනය කිරීම සදහා ශ්‍රිත භාවිතය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ගණනය කිරීම සදහා sum ශ්‍රිත භාවිතය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ගණනය කිරීම සදහා AVERAGE ශ්‍රිත භාවිතය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ැඩ පත්‍රිකාව ආකෘතිකරණය I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ැඩ පත්‍රිකාව ආකෘතිකරණය ii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සාපේක්ෂ කෝෂ ලිපින හා නිරපේක්ෂ කෝෂ ලිපින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විද්‍යුත් පැතුරුම්පත්<text:s text:c="2"/></text:p>
          </table:table-cell>
          <table:table-cell office:value-type="string" table:style-name="ce1">
            <text:p>පැතුරුම්පත් භාවිතයෙන් ප්‍රස්තාර නිර්මාණය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සමර්පණයක් යනු කුමක්ද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<text:s/>ඉ සම්ර්පන මෘදුකාංග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නයක් ආරම්භ කරමු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නයට තේමාවක් පසුතලයක් හා වස්තු යොදමු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වස්තු හා පාඨ සජිවිකරණය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0-0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සමර්පනයට අදිසන්ධනයක් හා ක්‍රියාකාරී බොත්තම් අන්තර්ගත කිරී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ඉලෙක්ට්‍රොනික සමර්පණ</text:p>
          </table:table-cell>
          <table:table-cell office:value-type="string" table:style-name="ce1">
            <text:p>සමර්පනයට ශබ්ධ හා වීඩියෝ අන්තර්ගත කිරීම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 සංකල්පය ගවේශනය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 කළමණාකරන පද්ධතිය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ක් සැලසුම් කිරීම හා සකස් කිරීම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ක්ෂේත්‍ර නාම්හ සිමා<text:s text:c="2"/>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වර්ග හා එහි ක්ෂේත්‍රයේ තරම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ය මෘදුකාංග හදුන්වාදීම ඇසුරින් දත්ත සමුදායක් නිර්මාණය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වගුවට අදාල ක්ෂේත්‍ර නාම ඇතුලත් කිරීම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ක්ෂේත්‍ර තරම දැක්වීම ක්ෂේත්‍ර වටිනාකම් විස්තර කිරීම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වගු නිර්මාණය ක්ෂේත්‍ර විස්තර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වගුවක ප්‍රාථමික යතුර පිහිටු වීම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ct-10-0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දත්ත සමුදාය</text:p>
          </table:table-cell>
          <table:table-cell office:value-type="string" table:style-name="ce1">
            <text:p>විද්‍යුත් පැතුරුම්පත් පුනරීක්ෂණ අභ්‍යාස</text:p>
          </table:table-cell>
          <table:table-cell table:number-columns-repeated="16374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20T09:17:16Z</meta:creation-date>
    <dc:date>2022-09-24T05:00:49Z</dc:date>
    <meta:editing-cycles>111</meta:editing-cycles>
    <meta:editing-duration>PT22969S</meta:editing-duration>
  </office:meta>
</office:document-meta>
</file>